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a1f" officeooo:paragraph-rsid="000eea1f"/>
    </style:style>
    <style:style style:name="P2" style:family="paragraph" style:parent-style-name="Standard">
      <style:text-properties officeooo:rsid="0011fd55" officeooo:paragraph-rsid="0011fd55"/>
    </style:style>
    <style:style style:name="P3" style:family="paragraph" style:parent-style-name="Standard">
      <style:text-properties officeooo:rsid="0013becf" officeooo:paragraph-rsid="0013becf"/>
    </style:style>
    <style:style style:name="T1" style:family="text">
      <style:text-properties officeooo:rsid="000eea1f"/>
    </style:style>
    <style:style style:name="T2" style:family="text">
      <style:text-properties officeooo:rsid="000fbecf"/>
    </style:style>
    <style:style style:name="T3" style:family="text">
      <style:text-properties officeooo:rsid="00115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 Begrüßung ==</text:p>
      <text:p text:style-name="Standard"/>
      <text:p text:style-name="Standard"><text:span text:style-name="auto_c440c460">Herzlich willkommen </text:span><text:span text:style-name="auto_0d33967e">im System</text:span><text:line-break/></text:p>
      <text:list text:style-name="Bullet_20_Symbol">
        <text:list-item>
          <text:p text:style-name="Bullet_20_Symbol"><text:span text:style-name="auto_f660c8aa">ToDo 1: Prüfen</text:span></text:p>
        </text:list-item>
      </text:list>
      <text:list text:style-name="Bullet_20_Symbol">
        <text:list-item>
          <text:p text:style-name="Bullet_20_Symbol"><text:span text:style-name="auto_f660c8aa">ToDo 2: Absenden</text:span></text:p>
        </text:list-item>
      </text:list>
      <text:list text:style-name="Bullet_20_Symbol">
        <text:list-item>
          <text:p text:style-name="Bullet_20_Symbol"><text:span text:style-name="auto_f660c8aa">ToDo 3: Fertig</text:span></text:p>
        </text:list-item>
      </text:list>
      <text:p text:style-name="Standard"/>
      <text:p text:style-name="Standard"><text:span text:style-name="auto_f4440c60">Willkommen </text:span><text:line-break/><text:span text:style-name="auto_6ed7ce7b">im System!</text:span><text:line-break/></text:p>
      <text:list text:style-name="Bullet_20_Symbol">
        <text:list-item>
          <text:p text:style-name="Bullet_20_Symbol">Eintrag 1</text:p>
        </text:list-item>
      </text:list>
      <text:list text:style-name="Bullet_20_Symbol">
        <text:list-item>
          <text:p text:style-name="Bullet_20_Symbol">Eintrag 2</text:p>
        </text:list-item>
      </text:list>
      <text:list text:style-name="Bullet_20_Symbol">
        <text:list-item>
          <text:p text:style-name="Bullet_20_Symbol">Eintrag 3</text:p>
        </text:list-item>
      </text:list>
      <text:p text:style-name="Standard"/>
      <text:p text:style-name="Standard"><text:span text:style-name="auto_f4440c60">Das ist ein fette Formatierung! </text:span><text:span text:style-name="auto_0d33967e">Das ist eine kursive Formatierung! </text:span><text:span text:style-name="auto_5f6f1455">Das ist bunt!</text:span></text:p>
      <text:p text:style-name="Standard"/>
      <text:p text:style-name="Standard">== Benutzerinformation ==</text:p>
      <text:p text:style-name="Standard"/>
      <text:p text:style-name="Standard">Name: Max Mustermann</text:p>
      <text:p text:style-name="Standard">E-Mail: max@mustermann.com</text:p>
      <text:p text:style-name="Standard">Kommentar:</text:p>
      <text:p text:style-name="Standard">Dies ist Zeile 1Und das ist Zeile 2.</text:p>
      <text:p text:style-name="P1">Geburtstag: 1967/10/09</text:p>
      <text:p text:style-name="Standard"/>
      <text:p text:style-name="Standard">== Rollenübersicht ==</text:p>
      <text:p text:style-name="Standard"/>
      <text:p text:style-name="Standard"/>
      <text:p text:style-name="Standard">== Hinweis ==</text:p>
      <text:p text:style-name="Standard"/>
      <text:p text:style-name="Standard">Du hast Administratorrechte.</text:p>
      <text:p text:style-name="Standard"/>
      <text:p text:style-name="Standard">== Bild ==</text:p>
      <text:p text:style-name="Standard"/>
      <text:p text:style-name="Standard">{{bild}}</text:p>
      <text:p text:style-name="Standard">- Admin (aktiv)</text:p>
      <text:p text:style-name="Standard">- Editor (inaktiv)</text:p>
      <text:p text:style-name="Standard">- Viewer (aktiv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c440c460" style:family="text" style:parent-style-name="Standard">
      <style:text-properties fo:font-weight="bold" fo:font-size="6pt" style:font-name="MathJax_Typewriter"/>
    </style:style>
    <style:style style:name="auto_0d33967e" style:family="text" style:parent-style-name="Standard">
      <style:text-properties fo:font-style="italic"/>
    </style:style>
    <style:style style:name="auto_f660c8aa" style:family="text" style:parent-style-name="Standard">
      <style:text-properties fo:color="#0000fc"/>
    </style:style>
    <style:style style:name="auto_f4440c60" style:family="text" style:parent-style-name="Standard">
      <style:text-properties fo:font-weight="bold"/>
    </style:style>
    <style:style style:name="auto_6ed7ce7b" style:family="text" style:parent-style-name="Standard">
      <style:text-properties fo:color="#00aa00"/>
    </style:style>
    <style:style style:name="auto_f4440c60" style:family="text" style:parent-style-name="Standard">
      <style:text-properties fo:font-weight="bold"/>
    </style:style>
    <style:style style:name="auto_0d33967e" style:family="text" style:parent-style-name="Standard">
      <style:text-properties fo:font-style="italic"/>
    </style:style>
    <style:style style:name="auto_5f6f1455" style:family="text" style:parent-style-name="Standard">
      <style:text-properties fo:color="#0000cc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8:11:20.176870761</meta:creation-date>
    <dc:date>2025-04-21T09:38:31.499873424</dc:date>
    <meta:editing-duration>PT1H1M9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43" meta:character-count="372" meta:non-whitespace-character-count="351"/>
  </office:meta>
</office:document-meta>
</file>